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Standard">
      <style:paragraph-properties fo:line-height="200%" fo:text-align="start" style:justify-single-word="false"/>
      <style:text-properties style:font-name="Times New Roman1" fo:font-size="12pt" officeooo:rsid="003aa87a" officeooo:paragraph-rsid="003aa87a" style:font-size-asian="12pt" style:font-size-complex="12pt"/>
    </style:style>
    <style:style style:name="P2" style:family="paragraph" style:parent-style-name="Standard">
      <style:paragraph-properties fo:text-align="start" style:justify-single-word="false"/>
      <style:text-properties style:font-name="Times New Roman1" fo:font-size="12pt" officeooo:rsid="003aa87a" officeooo:paragraph-rsid="003aa87a" style:font-size-asian="12pt" style:font-size-complex="12pt"/>
    </style:style>
    <style:style style:name="P3" style:family="paragraph" style:parent-style-name="Standard">
      <style:paragraph-properties fo:text-align="center" style:justify-single-word="false"/>
      <style:text-properties style:font-name="Times New Roman1" fo:font-size="12pt" officeooo:rsid="0016910d" officeooo:paragraph-rsid="0016910d" style:font-size-asian="12pt" style:font-size-complex="12pt"/>
    </style:style>
    <style:style style:name="P4" style:family="paragraph" style:parent-style-name="Standard">
      <style:paragraph-properties fo:text-align="start" style:justify-single-word="false"/>
      <style:text-properties style:font-name="Times New Roman1" fo:font-size="12pt" officeooo:rsid="0016910d" officeooo:paragraph-rsid="0016910d" style:font-size-asian="12pt" style:font-size-complex="12pt"/>
    </style:style>
    <style:style style:name="P5" style:family="paragraph" style:parent-style-name="Standard">
      <style:paragraph-properties fo:margin-top="0.0398in" fo:margin-bottom="0.0398in" style:contextual-spacing="false" fo:line-height="200%"/>
      <style:text-properties style:font-name="Times New Roman1" fo:font-size="12pt" style:font-size-asian="12pt" style:font-size-complex="12pt"/>
    </style:style>
    <style:style style:name="P6" style:family="paragraph" style:parent-style-name="Standard">
      <style:paragraph-properties fo:margin-top="0.0398in" fo:margin-bottom="0.0398in" style:contextual-spacing="false" fo:line-height="200%"/>
      <style:text-properties style:font-name="Times New Roman1" fo:font-size="12pt" officeooo:paragraph-rsid="0025acac" style:font-size-asian="12pt" style:font-size-complex="12pt"/>
    </style:style>
    <style:style style:name="P7" style:family="paragraph" style:parent-style-name="Standard">
      <style:paragraph-properties fo:margin-top="0.0398in" fo:margin-bottom="0.0398in" style:contextual-spacing="false" fo:line-height="200%"/>
      <style:text-properties style:font-name="Times New Roman1" fo:font-size="12pt" officeooo:paragraph-rsid="003ca8c7" style:font-size-asian="12pt" style:font-size-complex="12pt"/>
    </style:style>
    <style:style style:name="P8" style:family="paragraph" style:parent-style-name="Standard">
      <style:paragraph-properties fo:margin-top="0.0398in" fo:margin-bottom="0.0398in" style:contextual-spacing="false" fo:line-height="200%"/>
      <style:text-properties style:font-name="Times New Roman1" fo:font-size="12pt" officeooo:paragraph-rsid="002c97c7" style:font-size-asian="12pt" style:font-size-complex="12pt"/>
    </style:style>
    <style:style style:name="P9" style:family="paragraph" style:parent-style-name="Standard">
      <style:paragraph-properties fo:margin-top="0.0398in" fo:margin-bottom="0.0398in" style:contextual-spacing="false" fo:line-height="200%"/>
      <style:text-properties style:font-name="Times New Roman1" fo:font-size="12pt" officeooo:rsid="00334636" officeooo:paragraph-rsid="00351886" style:font-size-asian="12pt" style:font-size-complex="12pt"/>
    </style:style>
    <style:style style:name="P10" style:family="paragraph" style:parent-style-name="Standard">
      <style:paragraph-properties fo:margin-top="0.0398in" fo:margin-bottom="0.0398in" style:contextual-spacing="false" fo:line-height="200%" fo:text-align="center" style:justify-single-word="false"/>
      <style:text-properties style:font-name="Times New Roman1" fo:font-size="12pt" officeooo:rsid="003e3cb0" officeooo:paragraph-rsid="003e3cb0" style:font-size-asian="12pt" style:font-size-complex="12pt"/>
    </style:style>
    <style:style style:name="P11" style:family="paragraph" style:parent-style-name="Standard">
      <style:paragraph-properties fo:margin-top="0.0398in" fo:margin-bottom="0.0398in" style:contextual-spacing="false" fo:line-height="200%" fo:text-align="start" style:justify-single-word="false"/>
      <style:text-properties style:font-name="Times New Roman1" fo:font-size="12pt" officeooo:rsid="003e3cb0" officeooo:paragraph-rsid="003e3cb0" style:font-size-asian="12pt" style:font-size-complex="12pt"/>
    </style:style>
    <style:style style:name="P12" style:family="paragraph" style:parent-style-name="Standard">
      <style:paragraph-properties fo:margin-top="0.0398in" fo:margin-bottom="0.0398in" style:contextual-spacing="false" fo:line-height="200%" fo:text-align="start" style:justify-single-word="false"/>
      <style:text-properties style:font-name="Times New Roman1" fo:font-size="12pt" officeooo:rsid="003fe3f2" officeooo:paragraph-rsid="003fe3f2" style:font-size-asian="12pt" style:font-size-complex="12pt"/>
    </style:style>
    <style:style style:name="P13" style:family="paragraph" style:parent-style-name="Standard">
      <style:paragraph-properties fo:margin-top="0.0398in" fo:margin-bottom="0.0398in" style:contextual-spacing="false" fo:line-height="200%" fo:text-align="start" style:justify-single-word="false"/>
      <style:text-properties style:font-name="Times New Roman1" fo:font-size="12pt" officeooo:rsid="003fe3f2" officeooo:paragraph-rsid="003fe3f2" style:font-size-asian="12pt"/>
    </style:style>
    <style:style style:name="P14" style:family="paragraph" style:parent-style-name="Standard">
      <style:paragraph-properties fo:margin-top="0.0398in" fo:margin-bottom="0.0398in" style:contextual-spacing="false" fo:line-height="200%" fo:text-align="start" style:justify-single-word="false"/>
      <style:text-properties style:font-name="Times New Roman" fo:font-size="12pt" officeooo:rsid="003fe3f2" officeooo:paragraph-rsid="003fe3f2" style:font-size-asian="12pt"/>
    </style:style>
    <style:style style:name="P15" style:family="paragraph" style:parent-style-name="Standard">
      <style:paragraph-properties fo:margin-top="0.0398in" fo:margin-bottom="0.0398in" style:contextual-spacing="false" fo:line-height="200%" fo:text-align="start" style:justify-single-word="false"/>
      <style:text-properties style:font-name="Times New Roman" fo:font-size="12pt" officeooo:rsid="00414496" officeooo:paragraph-rsid="00414496" style:font-size-asian="12pt"/>
    </style:style>
    <style:style style:name="P16" style:family="paragraph" style:parent-style-name="Standard">
      <style:paragraph-properties fo:margin-top="0.0398in" fo:margin-bottom="0.0398in" style:contextual-spacing="false" fo:line-height="200%" fo:text-align="start" style:justify-single-word="false"/>
      <style:text-properties style:font-name="Times New Roman" officeooo:rsid="00414496" officeooo:paragraph-rsid="00414496" style:font-size-asian="12pt"/>
    </style:style>
    <style:style style:name="T1" style:family="text">
      <style:text-properties officeooo:rsid="001ff7ef"/>
    </style:style>
    <style:style style:name="T2" style:family="text">
      <style:text-properties style:text-position="super 58%" officeooo:rsid="001ff7ef"/>
    </style:style>
    <style:style style:name="T3" style:family="text">
      <style:text-properties officeooo:rsid="002176ab"/>
    </style:style>
    <style:style style:name="T4" style:family="text">
      <style:text-properties officeooo:rsid="0025bcd1"/>
    </style:style>
    <style:style style:name="T5" style:family="text">
      <style:text-properties officeooo:rsid="002665df"/>
    </style:style>
    <style:style style:name="T6" style:family="text">
      <style:text-properties officeooo:rsid="003ca8c7"/>
    </style:style>
    <style:style style:name="T7" style:family="text">
      <style:text-properties officeooo:rsid="00218193"/>
    </style:style>
    <style:style style:name="T8" style:family="text">
      <style:text-properties officeooo:rsid="0022c4d7"/>
    </style:style>
    <style:style style:name="T9" style:family="text">
      <style:text-properties officeooo:rsid="0022dfd1"/>
    </style:style>
    <style:style style:name="T10" style:family="text">
      <style:text-properties officeooo:rsid="00244322"/>
    </style:style>
    <style:style style:name="T11" style:family="text">
      <style:text-properties officeooo:rsid="0025acac"/>
    </style:style>
    <style:style style:name="T12" style:family="text">
      <style:text-properties style:text-position="super 58%" officeooo:rsid="00244322"/>
    </style:style>
    <style:style style:name="T13" style:family="text">
      <style:text-properties style:text-position="0% 100%" officeooo:rsid="00244322"/>
    </style:style>
    <style:style style:name="T14" style:family="text">
      <style:text-properties style:text-position="0% 100%" officeooo:rsid="0025acac"/>
    </style:style>
    <style:style style:name="T15" style:family="text">
      <style:text-properties style:text-position="0% 100%" officeooo:rsid="003ca8c7"/>
    </style:style>
    <style:style style:name="T16" style:family="text">
      <style:text-properties style:text-position="super 58%" officeooo:rsid="0025acac"/>
    </style:style>
    <style:style style:name="T17" style:family="text">
      <style:text-properties fo:font-style="italic" officeooo:rsid="002665df" style:font-style-asian="italic" style:font-style-complex="italic"/>
    </style:style>
    <style:style style:name="T18" style:family="text">
      <style:text-properties officeooo:rsid="0026783d"/>
    </style:style>
    <style:style style:name="T19" style:family="text">
      <style:text-properties officeooo:rsid="00271071"/>
    </style:style>
    <style:style style:name="T20" style:family="text">
      <style:text-properties style:text-position="super 58%" officeooo:rsid="0026783d"/>
    </style:style>
    <style:style style:name="T21" style:family="text">
      <style:text-properties style:text-position="0% 100%" officeooo:rsid="0026783d"/>
    </style:style>
    <style:style style:name="T22" style:family="text">
      <style:text-properties officeooo:rsid="001a58a9"/>
    </style:style>
    <style:style style:name="T23" style:family="text">
      <style:text-properties officeooo:rsid="001b6da9"/>
    </style:style>
    <style:style style:name="T24" style:family="text">
      <style:text-properties style:text-position="super 58%" officeooo:rsid="00271071"/>
    </style:style>
    <style:style style:name="T25" style:family="text">
      <style:text-properties style:text-position="0% 100%" officeooo:rsid="0028fdc3" style:font-family-asian="'Liberation Serif'" style:font-family-generic-asian="roman" style:font-family-complex="'Liberation Serif'" style:font-family-generic-complex="roman"/>
    </style:style>
    <style:style style:name="T26" style:family="text">
      <style:text-properties style:text-position="0% 100%" officeooo:rsid="0028fdc3" style:font-name-asian="Droid Sans" style:font-name-complex="FreeSans1"/>
    </style:style>
    <style:style style:name="T27" style:family="text">
      <style:text-properties officeooo:rsid="0028fdc3"/>
    </style:style>
    <style:style style:name="T28" style:family="text">
      <style:text-properties fo:font-style="italic" officeooo:rsid="001b6da9" style:font-style-asian="italic" style:font-style-complex="italic"/>
    </style:style>
    <style:style style:name="T29" style:family="text">
      <style:text-properties fo:font-style="normal" officeooo:rsid="001b6da9" style:font-style-asian="normal" style:font-style-complex="normal"/>
    </style:style>
    <style:style style:name="T30" style:family="text">
      <style:text-properties fo:font-style="normal" officeooo:rsid="001e1c0c" style:font-style-asian="normal" style:font-style-complex="normal"/>
    </style:style>
    <style:style style:name="T31" style:family="text">
      <style:text-properties style:text-position="super 58%" fo:font-style="normal" officeooo:rsid="0028fdc3" style:font-style-asian="normal" style:font-style-complex="normal"/>
    </style:style>
    <style:style style:name="T32" style:family="text">
      <style:text-properties fo:font-style="normal" officeooo:rsid="00290258" style:font-style-asian="normal" style:font-style-complex="normal"/>
    </style:style>
    <style:style style:name="T33" style:family="text">
      <style:text-properties style:text-position="super 58%" fo:font-style="normal" officeooo:rsid="00290258" style:font-style-asian="normal" style:font-style-complex="normal"/>
    </style:style>
    <style:style style:name="T34" style:family="text">
      <style:text-properties style:text-position="0% 100%" fo:font-style="normal" officeooo:rsid="00290258" style:font-style-asian="normal" style:font-style-complex="normal"/>
    </style:style>
    <style:style style:name="T35" style:family="text">
      <style:text-properties style:text-position="0% 100%" fo:font-style="normal" officeooo:rsid="00299be5" style:font-style-asian="normal" style:font-style-complex="normal"/>
    </style:style>
    <style:style style:name="T36" style:family="text">
      <style:text-properties style:text-position="0% 100%" fo:font-style="normal" officeooo:rsid="002a58d6" style:font-style-asian="normal" style:font-style-complex="normal"/>
    </style:style>
    <style:style style:name="T37" style:family="text">
      <style:text-properties fo:font-style="normal" officeooo:rsid="002a58d6" style:font-style-asian="normal" style:font-style-complex="normal"/>
    </style:style>
    <style:style style:name="T38" style:family="text">
      <style:text-properties fo:font-style="normal" officeooo:rsid="002d709f" style:font-style-asian="normal" style:font-style-complex="normal"/>
    </style:style>
    <style:style style:name="T39" style:family="text">
      <style:text-properties fo:font-style="normal" officeooo:rsid="002dea7b" style:font-style-asian="normal" style:font-style-complex="normal"/>
    </style:style>
    <style:style style:name="T40" style:family="text">
      <style:text-properties style:text-position="super 58%" fo:font-style="normal" officeooo:rsid="002dea7b" style:font-style-asian="normal" style:font-style-complex="normal"/>
    </style:style>
    <style:style style:name="T41" style:family="text">
      <style:text-properties fo:font-style="normal" officeooo:rsid="002fe8f8" style:font-style-asian="normal" style:font-style-complex="normal"/>
    </style:style>
    <style:style style:name="T42" style:family="text">
      <style:text-properties style:text-position="super 58%" officeooo:rsid="002fe8f8"/>
    </style:style>
    <style:style style:name="T43" style:family="text">
      <style:text-properties style:text-position="0% 100%" officeooo:rsid="002fe8f8"/>
    </style:style>
    <style:style style:name="T44" style:family="text">
      <style:text-properties style:text-position="0% 100%" officeooo:rsid="0030f960"/>
    </style:style>
    <style:style style:name="T45" style:family="text">
      <style:text-properties style:text-position="0% 100%" officeooo:rsid="0031f404"/>
    </style:style>
    <style:style style:name="T46" style:family="text">
      <style:text-properties style:text-position="super 58%" officeooo:rsid="003fe3f2"/>
    </style:style>
    <style:style style:name="T47" style:family="text">
      <style:text-properties style:text-position="0% 100%" officeooo:rsid="00334636"/>
    </style:style>
    <style:style style:name="T48" style:family="text">
      <style:text-properties officeooo:rsid="00346188"/>
    </style:style>
    <style:style style:name="T49" style:family="text">
      <style:text-properties officeooo:rsid="0034ed72"/>
    </style:style>
    <style:style style:name="T50" style:family="text">
      <style:text-properties style:text-position="super 58%" officeooo:rsid="0034ed72"/>
    </style:style>
    <style:style style:name="T51" style:family="text">
      <style:text-properties style:text-position="0% 100%" officeooo:rsid="0034ed72"/>
    </style:style>
    <style:style style:name="T52" style:family="text">
      <style:text-properties style:text-position="0% 100%" officeooo:rsid="00351886"/>
    </style:style>
    <style:style style:name="T53" style:family="text">
      <style:text-properties style:text-position="0% 100%" officeooo:rsid="0036fbce"/>
    </style:style>
    <style:style style:name="T54" style:family="text">
      <style:text-properties style:text-position="0% 100%" officeooo:rsid="0038f9d9"/>
    </style:style>
    <style:style style:name="T55" style:family="text">
      <style:text-properties officeooo:rsid="003a79dc"/>
    </style:style>
    <style:style style:name="T56" style:family="text">
      <style:text-properties officeooo:rsid="003aa87a"/>
    </style:style>
    <style:style style:name="T57" style:family="text">
      <style:text-properties officeooo:rsid="003bcfde"/>
    </style:style>
    <style:style style:name="T58" style:family="text">
      <style:text-properties officeooo:rsid="003c0514"/>
    </style:style>
    <style:style style:name="T59" style:family="text">
      <style:text-properties officeooo:rsid="003c8b80"/>
    </style:style>
    <style:style style:name="T60" style:family="text">
      <style:text-properties fo:font-style="italic"/>
    </style:style>
    <style:style style:name="T61" style:family="text">
      <style:text-properties style:font-size-complex="12pt"/>
    </style:style>
    <style:style style:name="T62" style:family="text">
      <style:text-properties style:font-name="Times New Roman"/>
    </style:style>
    <style:style style:name="T63" style:family="text">
      <style:text-properties style:font-name="Times New Roman" fo:font-style="italic"/>
    </style:style>
    <style:style style:name="T64" style:family="text">
      <style:text-properties fo:font-size="12pt"/>
    </style:style>
    <style:style style:name="T65" style:family="text">
      <style:text-properties fo:font-size="12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e Harris</text:p>
      <text:p text:style-name="P1">Professor Richard Porten</text:p>
      <text:p text:style-name="P1">Honors Representing Race</text:p>
      <text:p text:style-name="P1">30 April, 2025</text:p>
      <text:p text:style-name="P2"/>
      <text:p text:style-name="P3">Medical Racism In America</text:p>
      <text:p text:style-name="P4"/>
      <text:p text:style-name="P5"><text:tab/><text:span text:style-name="T1">From calipers on noses</text:span><text:span text:style-name="T2">[8]</text:span><text:span text:style-name="T1"> to forced sterilization</text:span><text:span text:style-name="T2">[7]</text:span><text:span text:style-name="T1"> to a belief that one’s skin tone determines pain tolerance</text:span><text:span text:style-name="T2">[1]</text:span><text:span text:style-name="T1">. </text:span><text:span text:style-name="T3">Many times throughout history m</text:span><text:span text:style-name="T1">edical “science” has been fabricated to </text:span><text:span text:style-name="T3">justify racial prejudices that served the ruling class. </text:span><text:span text:style-name="T4">These fabrications are the foundation of medical racism, </text:span><text:span text:style-name="T5">the driving force </text:span><text:span text:style-name="T6">creating</text:span><text:span text:style-name="T5"> disparity in medical treatment and experience based on race.</text:span><text:span text:style-name="T4"> </text:span><text:span text:style-name="T3">While there is obvious evidence for such racist practices in the past, in the modern day it can be more ambiguous. </text:span><text:span text:style-name="T7">Much like other forms of systemic racism it does not need to be codified in order have substantial, observable effects on peoples’ lives. Pseudoscientific ideas can be embedded in the minds of practicing physicians and can harm patients. </text:span><text:span text:style-name="T8">In order to improve the quality of care, racist practices must be identified and corrected. </text:span><text:span text:style-name="T9">This paper intents to explore the history of American medical racism, its legacy, and its potential prevalence in the modern day.</text:span></text:p>
      <text:p text:style-name="P6"><text:tab/><text:span text:style-name="T8">In the beginning of this country medical racism was common. Black </text:span><text:span text:style-name="T10">people</text:span><text:span text:style-name="T8"> were not expected to give consent to experimentation,</text:span><text:span text:style-name="T10"> and they had no say whether, </text:span><text:span text:style-name="T11">for example,</text:span><text:span text:style-name="T10"> they would be used to teach anatomy</text:span><text:span text:style-name="T12"> </text:span><text:span text:style-name="T13">postmortem</text:span><text:span text:style-name="T12">[9] </text:span><text:span text:style-name="T14">or not</text:span><text:span text:style-name="T13">. </text:span><text:span text:style-name="T15">There were even men hired to exhume corpsed from segregated gravesites. </text:span><text:span text:style-name="T13">T</text:span><text:span text:style-name="T9">here was a wid</text:span><text:span text:style-name="T10">e </text:span><text:span text:style-name="T9">held belief that those enslaved people were less physically sensi</text:span><text:span text:style-name="T10">tive, but more easily emotional swayed, thus justifying their reactions when violence was enacted upon them. </text:span><text:span text:style-name="T11">The accepting of this belief was likely a means to assuage guilt related to the violence and evils of slavery, similarly to the supposed paternal obligation some slave owners would claim when morphing their theology to justify their actions</text:span><text:span text:style-name="T16">[11]</text:span><text:span text:style-name="T11">. Most people hold the desire to be viewed as good, when it is beneficial </text:span><text:span text:style-name="T6">for</text:span><text:span text:style-name="T11"> one to hurt others it is convenient to create a narrative that those people “cannot be hurt” </text:span><text:soft-page-break/><text:span text:style-name="T4">or </text:span><text:span text:style-name="T11">that in doing so “it is for their own good”. This desire for placation is a likely </text:span><text:span text:style-name="T4">motivator</text:span><text:span text:style-name="T11"> for many forms of medical racism.</text:span></text:p>
      <text:p text:style-name="P7"><text:tab/><text:span text:style-name="T5">Racist ideas can be more effectively passed along when couched in the language of science. Dr. Barbara and Dr. Karen E. Fields give an example on page 41 of their publication</text:span><text:span text:style-name="T17"> Racecraft,</text:span><text:span text:style-name="T5"> “a large population of blacks and Hispanics, two groups with high rates of asthma.” </text:span><text:span text:style-name="T18">Which on its own seems plausible but understanding that this is from another publication which just outlined how members of these racial groups live close to roadways which would greatly increase their risk of contracting asthma it seems absurd. To mention race as an indicator of risk when there is </text:span><text:span text:style-name="T6">smog and pollution</text:span><text:span text:style-name="T18"> that would obviously cause this </text:span><text:span text:style-name="T6">risk</text:span><text:span text:style-name="T18"> </text:span><text:span text:style-name="T6">as</text:span><text:span text:style-name="T18"> the subject of the research </text:span><text:span text:style-name="T6">seems like a slap in the face</text:span><text:span text:style-name="T18">.</text:span><text:span text:style-name="T5"> </text:span><text:span text:style-name="T18">Race itself is pseudoscientific. </text:span><text:span text:style-name="T19">T</text:span><text:span text:style-name="T18">he, until recently, popular term “Caucasian” was not only completely inaccurate in determining the origin of the now considered “whites” it meant to describe, </text:span><text:span text:style-name="T19">but it</text:span><text:span text:style-name="T18"> was a created as a category with the purpose sep</text:span><text:span text:style-name="T19">a</text:span><text:span text:style-name="T18">rating whites from “lower” races. What determined these other races was also, </text:span><text:span text:style-name="T19">obviously,</text:span><text:span text:style-name="T18"> unscientific</text:span><text:span text:style-name="T20">[13]</text:span><text:span text:style-name="T21">. </text:span><text:span text:style-name="T15">The term now is separted from its history and is considered by the layman to be synonymous with “white” but the misconception in its origin is significant. If something so simple, but obviously wrong, is accepted by the public on it is possible that other accepted terms may come from a place of racial pseudoscience. Medical language may be polluted more by racial falsehoods.</text:span></text:p>
      <text:p text:style-name="P8"><text:tab/><text:span text:style-name="T19">Small misconceptions may seem more harmless but these falsehoods if left to spread can have large consequences. A</text:span><text:span text:style-name="T22"> notable pseudoscientific medical movement was the eugenics movement in America. It was founded in response to Charles Darwin’s discoveries related to natural selection and evolution. It suggested that desirable traits in humans could similarly be cultivated by selective “breeding” and that undesirables should be sterilized. In the early 1900’s this movement was actually quite supported by those in power </text:span><text:span text:style-name="T23">such as the then president Woodrow Wilson</text:span><text:span text:style-name="T24">[7]</text:span><text:span text:style-name="T25">–</text:span><text:span text:style-name="T26"> o</text:span><text:span text:style-name="T19">n a side note, this philosophy was a direct </text:span><text:span text:style-name="T27">inspiration</text:span><text:span text:style-name="T19"> to Nazi regime </text:span><text:span text:style-name="T27">racial cleansing</text:span><text:span text:style-name="T19">.</text:span><text:span text:style-name="T23"> The issue with this, if not </text:span><text:soft-page-break/><text:span text:style-name="T23">immediately obvious, is that what was desirable or not was entirely at the whim of those in power. Those in power lacking omniscience or other signifiers of godhood ended up leading a movement that did irreversible harm based on racial and other prejudice. One example of evil this ideology fosters is in the refusing of the passengers of the</text:span><text:span text:style-name="T28"> St. Louis</text:span><text:span text:style-name="T29"> to seek refuge in America on the grounds of the passengers being of undesirable pedigree. These passengers were attempting to escape the death camps of Nazi Germany. <text:s/>One passenger, Arno Motulsky, later immigrated into the US to become </text:span><text:span text:style-name="T30">a pioneer in, ironically medical genetics</text:span><text:span text:style-name="T31">[7]</text:span><text:span text:style-name="T30">.</text:span></text:p>
      <text:p text:style-name="P8"><text:span text:style-name="T30"><text:tab/></text:span><text:span text:style-name="T32">Eugenics holds a complicated legacy in the modern day. Reproductive rights movements spurred in response to it as brave women fought the racist nature of the movement. There is also the organization of Planned Parenthood, with originated with a clinic opened by Margaret Sanger in 1916 that provided women with birth control. The clinic was quickly raided and shut down, but these actions led to the establishment of more birth control clinics later which provide vital services to women in need. The issue is that Sanger believed in eugenics even supporting a bill that would legalize forced sterilization</text:span><text:span text:style-name="T33">[14]</text:span><text:span text:style-name="T34"> </text:span><text:span text:style-name="T35">but she also supported an organization dedicated to putting black doctors in birth control clinics as to abate racist practices in them. It is possible she believed that eugenics could be done without racial bias. It is impossible to know Sanger’s true intentions, she undoubtedly highlights the murkiness of medical racism, how one can hold good intentions while supporting a system that harms based on race. She also shows the danger of these ideas, how if believed by someone with good intentions it can pollute one’s earnest effort aid others. Then again, the first trials of </text:span><text:span text:style-name="T36">a </text:span><text:span text:style-name="T35">birth control </text:span><text:span text:style-name="T36">pill</text:span><text:span text:style-name="T35"> were done, without informed consent, on Puerto Rican woman so ruling out racism is hard. </text:span><text:span text:style-name="T36">At the very least, it’s not black and white.</text:span></text:p>
      <text:p text:style-name="P8"><text:span text:style-name="T37"><text:tab/></text:span><text:span text:style-name="T38">Moving to more recent times, controversy over whether having a doctor of the same race affected the outcome of newborns. A study published by the </text:span><text:span text:style-name="T39">PNAS in 2020 reached the conclusion that a black newborn’s mortality rate halved when they were delivered by a black doctor as opposed to a </text:span><text:soft-page-break/><text:span text:style-name="T39">white doctor</text:span><text:span text:style-name="T40">[2]</text:span><text:span text:style-name="T39">. The article </text:span><text:span text:style-name="T41">only</text:span><text:span text:style-name="T39"> </text:span><text:span text:style-name="T41">suggests correlation,</text:span><text:span text:style-name="T39"> but obviously a statistic like this when brought to the public consciousness would drive controversy. It served as a rallying cry for DEI in obstetrics notably with </text:span><text:span text:style-name="T41">quote from J</text:span><text:span text:style-name="T39">udge Ketanji Brown </text:span><text:span text:style-name="T41">Jackson</text:span><text:span text:style-name="T39"> “</text:span>For high-risk Black newborns, having a Black physician more than doubles the likelihood that the baby will live.”<text:span text:style-name="T42">[15] </text:span><text:span text:style-name="T43">This is highly misleading as </text:span><text:span text:style-name="T44">the</text:span><text:span text:style-name="T43"> halving of the likelihood of death does not </text:span><text:span text:style-name="T44">necessarily</text:span><text:span text:style-name="T43"> mean one is twice as likely to survive. </text:span><text:span text:style-name="T44">The rate mortality rate would have to go from 2 out of 3 to 1 out of 3 for that to be the case. Assuming the Judge was considering the 2020 study when saying this quote, it does not support her claim. This was therefor met with backlash and concerns over</text:span><text:span text:style-name="T45"> fabricating evidence that would necessitate DEI to improve patient outcomes</text:span><text:span text:style-name="T46">[6]</text:span><text:span text:style-name="T45">. A year after Judge Brown Jackson’s statement another paper was published referencing the 2020 study. This 2024 study posits that when very low birth rate births are factored out, the mortality was not significantly different. This suggests that it is not racial concordance that is the issue but </text:span><text:span text:style-name="T15">preventing births with</text:span><text:span text:style-name="T45"> very low birth rate births that would close the gap in infant death rates between black and white babies. </text:span><text:span text:style-name="T47">Here even if well-intentioned, one can still believe false narrative and while closing the disparity of black doctors as to represent their proportion of the population would reflect an equal society, the narrative that doing so would save black newborns is not supported by this evidence. Much like many racial issues the causes of these racial disparities can be nebulous and hard to pinpoint.</text:span></text:p>
      <text:p text:style-name="P9"><text:tab/><text:span text:style-name="T48">A common critique of DEI policies is that racism does not have a significant effect on the modern American and in implementing anti-racist policy one is actually introducing an unfairness in offsetting a supposed unfairness that doesn’t exist. </text:span><text:span text:style-name="T49">One may read that concordance doesn’t affect death rate when very low birth weight is taken away and conclude that more black doctors would not do any good. Maybe it would even be the opposite, pushing for black doctors may allow doctors that otherwise would not meet expectation to begin residency. This ignores the immense difficulty for anyone to become a doctor. More support to allow for marginalized communities to get a foot in the door does not </text:span><text:soft-page-break/><text:span text:style-name="T49">make the material that it takes to pass examinations or to be qualified any easier to learn. While the of the doctor race itself may not, in this case, improve outcomes a population of doctors that reflects a population of the country may allow for patients to more easily find doctors that better understand or identify with them. Medical treatment can stressful and costly finding a caregiver that one is comfortable with can be important for improving medical experience. Black doctors only represented 5.7% of all doctors in 2023</text:span><text:span text:style-name="T50">[16]</text:span><text:span text:style-name="T51">. </text:span><text:span text:style-name="T52">I</text:span><text:span text:style-name="T51">t would be reductive to say that pairing any given black patient and any given black doctor would improve patient experience </text:span><text:span text:style-name="T52">compared with any given </text:span><text:span text:style-name="T51">doctor of another race would improve patient experience.</text:span><text:span text:style-name="T52"> Regardless, there is emperical evidence of racial disparity in medicine in this country. Race matters in the US and it lives on in biases and in policy. As long as race exists in the public consciousness it will have impact on people’s </text:span><text:span text:style-name="T53">experience with eachother and thus is worth considering when constructing societal systems. </text:span><text:span text:style-name="T54">All that exposition to say, even if in this case, race wasn’t a significant factor it doesn’t take away from the moral obligation to create a more far society.</text:span></text:p>
      <text:p text:style-name="P9"><text:tab/><text:span text:style-name="T55">A 2016 study polled white med students and residents on whether or not they believed false statements involving race and pain control and other factors that would effect treatment. </text:span><text:span text:style-name="T56">They were also given scenerios in which they were expected to estimate the pain levels of white and black individuals. The average pain rating estimated for the black targets decreased with test subjects who held more of these false beliefs and the pain rating estimated for the white targets decreased. A clear difference is drawn here, if one holds false racial beliefs they are more likely to assume someone is in less pain than they are. They may be more likely withold pain medication from someone who needs it.</text:span><text:span text:style-name="T48"> This study was published in 2016, but it is fair to assume that at least some of these ideas are still held </text:span><text:span text:style-name="T56">and the </text:span><text:span text:style-name="T57">conclusion that seemingly small biases can effect patient care likely still applies. </text:span></text:p>
      <text:p text:style-name="P9"><text:tab/><text:span text:style-name="T58">This country has a storied history of racism and oppression. To ignore this and to assume that we have moved to be a post-racial society is to assert that the country can no longer create </text:span><text:span text:style-name="T59">or adapt to </text:span><text:soft-page-break/><text:span text:style-name="T59">more</text:span><text:span text:style-name="T58"> fair systems that would allow its citizens to all prosper. Systems that have been accepted can be harmful </text:span><text:span text:style-name="T59">such as the popular practice of eugenics. These systems may even lead to genuine progress and improve people lives like the Planned Parenthood movemnt. Regardless, they must be continously scrutinized and reformed. Complacency is the killer of progress.</text:span><text:span text:style-name="T58"> </text:span><text:span text:style-name="T59">T</text:span><text:span text:style-name="T58">o care for the sick and injured misconceptions that impede </text:span><text:span text:style-name="T59">propper care</text:span><text:span text:style-name="T58"> must be identified and routed out. The construct of race still plays a role in spreading and maintaining these misconceptions and thus race must be examined continually in medical practice. Inequitable medical care can lead to permanent harm and death that is completely preventable. </text:span><text:span text:style-name="T59">Healing is a practice in compassion and empathy racism has no place in it.</text:span></text:p>
      <text:p text:style-name="P10">Citations:</text:p>
      <text:p text:style-name="P11">1. Hoffman, Kelly M, et al. “Racial Bias in Pain Assessment and Treatment Recommendations, and False Beliefs about Biological Differences between Blacks and Whites.” <text:span text:style-name="T60">Proceedings of the National Academy of Sciences of the United States of America</text:span>, U.S. National Library of Medicine, 19 Apr. 2016, pmc.ncbi.nlm.nih.gov/articles/PMC4843483. </text:p>
      <text:p text:style-name="P11">2. <text:span text:style-name="T60">Physician–Patient Racial Concordance and Disparities in Birthing Mortality for Newborns | PNAS</text:span>, www.pnas.org/doi/10.1073/pnas.1913405117. Accessed 1 May 2025. </text:p>
      <text:p text:style-name="P12">3. Borjas, George, and Robert VerBruggen. “Physician–Patient Racial Concordance and Newborn Mortality.” <text:span text:style-name="T60">PNAS</text:span>, 2024, www.pnas.org/doi/10.1073/pnas.2409264121. </text:p>
      <text:p text:style-name="P12">4. Wallace, Maeve, et al. “Separate and Unequal: Structural Racism and Infant Mortality in the US.” <text:span text:style-name="T60">Health &amp; Place</text:span>, vol. 45, May 2017, pp. 140–44, https://doi.org/10.1016/j.healthplace.2017.03.012. Accessed 6 Sept. 2019.</text:p>
      <text:p text:style-name="P13"><text:span text:style-name="T61">5. </text:span><text:span text:style-name="T62">McCarthy, Niall. “Infographic: The U.S. Is the Most Expensive Country for Childbirth.” </text:span><text:span text:style-name="T63">Statista Infographics</text:span><text:span text:style-name="T62">, 30 Jan. 2020, </text:span><text:a xlink:type="simple" xlink:href="http://www.statista.com/chart/20657/average-hospital-admission-cost-for-giving-birth/" text:style-name="Internet_20_link" text:visited-style-name="Visited_20_Internet_20_Link"><text:span text:style-name="T62">www.statista.com/chart/20657/average-hospital-admission-cost-for-giving-birth/</text:span></text:a><text:span text:style-name="T62">. (used in researching subject but not referenced in text)</text:span></text:p>
      <text:p text:style-name="P14"><text:soft-page-break/>6. Kopp, Emily. “EXCLUSIVE: Researchers Axed Data Point Undermining ‘Narrative’ That White Doctors Are Biased against Black Babies.” <text:span text:style-name="T60">Dailycaller</text:span>, The Daily Caller, 31 Mar. 2025, dailycaller.com/2025/03/31/exclusive-researchers-axed-data-point-undermining-narrative-that-white-doctors-are-biased-against-black-babies/. Accessed 1 May 2025.</text:p>
      <text:p text:style-name="P14">7. Kalomiris, Megan. “Unfit to Breed: America’s Dark Tale of Eugenics | NIH Intramural Research Program.” <text:span text:style-name="T60">Irp.nih.gov</text:span>, 3 Feb. 2022, irp.nih.gov/catalyst/29/4/unfit-to-breed-americas-dark-tale-of-eugenics.</text:p>
      <text:p text:style-name="P14">8. Skibba, Ramin. “The Disturbing Resilience of Scientific Racism.” <text:span text:style-name="T60">Smithsonian</text:span>, Smithsonian.com, 20 May 2019, www.smithsonianmag.com/science-nature/disturbing-resilience-scientific-racism-180972243/.</text:p>
      <text:p text:style-name="P14">9. Nuriddin, Ayah, et al. “Reckoning with Histories of Medical Racism and Violence in the USA.” <text:span text:style-name="T60">The Lancet</text:span>, vol. 396, no. 10256, Oct. 2020, pp. 949–51, https://doi.org/10.1016/s0140-6736(20)32032-8.</text:p>
      <text:p text:style-name="P14">10. Bourke, Joanna. “Pain Sensitivity: An Unnatural History from 1800 to 1965.” <text:span text:style-name="T60">The Journal of Medical Humanities</text:span>, vol. 35, no. 3, 2014, pp. 301–19, https://doi.org/10.1007/s10912-014-9283-7.</text:p>
      <text:p text:style-name="P14">11. Wills, Matthew. “How Antebellum Christians Justified Slavery | JSTOR Daily.” <text:span text:style-name="T60">JSTOR Daily</text:span>, 27 June 2018, daily.jstor.org/how-antebellum-christians-justified-slavery/.</text:p>
      <text:p text:style-name="P15">12. Fields, Karen E., and Barbara Jeanne Fields. <text:span text:style-name="T60">Racecraft: The Soul of Inequality in American Life</text:span>. London Verso, 2014.</text:p>
      <text:p text:style-name="P15">13. Moses, Yolanda. “Why Do We Keep Using the Word ‘Caucasian’?” <text:span text:style-name="T60">SAPIENS</text:span>, 1 Feb. 2017, www.sapiens.org/culture/caucasian-terminology-origin/.</text:p>
      <text:p text:style-name="P16"><text:span text:style-name="T64">14. </text:span>“<text:span text:style-name="T64">Our History.” </text:span><text:span text:style-name="T65">Planned Parenthood</text:span><text:span text:style-name="T64">, 2025, www.plannedparenthood.org/about-us/who-we-are/our-history.</text:span></text:p>
      <text:p text:style-name="P15"><text:soft-page-break/>15. Frank, Ted. “Justice Jackson’s Incredible Statistic.” <text:span text:style-name="T60">WSJ</text:span>, The Wall Street Journal, 5 July 2023, www.wsj.com/opinion/justice-jacksons-incredible-statistic-black-newborns-doctors-math-flaw-mortality-4115ff62. Accessed 1 May 2025.</text:p>
      <text:p text:style-name="P15">16. Howard, Jacqueline. “Only 5.7% of US Doctors Are Black, and Experts Warn the Shortage Harms Public Health.” <text:span text:style-name="T60">CNN</text:span>, 21 Feb. 2023, www.cnn.com/2023/02/21/health/black-doctors-shortage-us/index.html.</text:p>
      <text:p text:style-name="P15"/>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2T23:07:40.973651291</meta:creation-date>
    <dc:date>2025-04-30T22:48:50.837889919</dc:date>
    <meta:editing-duration>PT22M42S</meta:editing-duration>
    <meta:editing-cycles>9</meta:editing-cycles>
    <meta:generator>LibreOffice/25.2.1.2$Linux_X86_64 LibreOffice_project/520$Build-2</meta:generator>
    <meta:document-statistic meta:table-count="0" meta:image-count="0" meta:object-count="0" meta:page-count="8" meta:paragraph-count="31" meta:word-count="2336" meta:character-count="15207" meta:non-whitespace-character-count="12893"/>
  </office:meta>
</office:document-meta>
</file>